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24pt"/>
    </style:style>
    <style:style style:name="co2" style:family="table-column">
      <style:table-column-properties fo:break-before="auto" style:column-width="15.7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7.36pt"/>
    </style:style>
    <style:style style:name="co5" style:family="table-column">
      <style:table-column-properties fo:break-before="auto" style:column-width="82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STM-var-tuning-errors-av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9366515304199" calcext:value-type="float">
            <text:p>1.39366515304199</text:p>
          </table:table-cell>
          <table:table-cell office:value-type="float" office:value="44.06187" calcext:value-type="float">
            <text:p>44.061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899899972912" calcext:value-type="float">
            <text:p>1.5899899972912</text:p>
          </table:table-cell>
          <table:table-cell office:value-type="float" office:value="66.1274880833333" calcext:value-type="float">
            <text:p>66.12748808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3558792238206" calcext:value-type="float">
            <text:p>1.43558792238206</text:p>
          </table:table-cell>
          <table:table-cell office:value-type="float" office:value="49.9823801666667" calcext:value-type="float">
            <text:p>49.98238016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266532056494" calcext:value-type="float">
            <text:p>1.5266532056494</text:p>
          </table:table-cell>
          <table:table-cell office:value-type="float" office:value="51.62346" calcext:value-type="float">
            <text:p>51.6234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1746336511878" calcext:value-type="float">
            <text:p>1.41746336511878</text:p>
          </table:table-cell>
          <table:table-cell office:value-type="float" office:value="18.5111068333334" calcext:value-type="float">
            <text:p>18.511106833333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2903473397048" calcext:value-type="float">
            <text:p>1.52903473397048</text:p>
          </table:table-cell>
          <table:table-cell office:value-type="float" office:value="32.1153434166666" calcext:value-type="float">
            <text:p>32.115343416666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21:50:33.001651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9T21:51:34.475693359</dc:date>
    <meta:editing-duration>PT1M25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